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979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534cm" svg:height="9.188cm" svg:x="9.757cm" svg:y="2.531cm">
            <draw:object draw:notify-on-update-of-ranges="Sheet1.B1:Sheet1.B1 Sheet1.B2:Sheet1.B151 Sheet1.C1:Sheet1.C1 Sheet1.C2:Sheet1.C1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248038" calcext:value-type="float">
            <text:p>0,24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XCORR : 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1" office:value-type="float" office:value="7.66666666666667" calcext:value-type="float">
            <text:p>7,6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formula="of:=CORREL([.B2:.B151];[.C2:.C151])" office:value-type="float" office:value="0.436305546940912" calcext:value-type="float">
            <text:p>0,436305546940912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1" office:value-type="float" office:value="7.66666666666667" calcext:value-type="float">
            <text:p>7,67</text:p>
          </table:table-cell>
          <table:table-cell table:style-name="Default" office:value-type="float" office:value="0.411886" calcext:value-type="float">
            <text:p>0,41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1" office:value-type="float" office:value="4.66666666666667" calcext:value-type="float">
            <text:p>4,67</text:p>
          </table:table-cell>
          <table:table-cell table:style-name="Default" office:value-type="float" office:value="0.382748" calcext:value-type="float">
            <text:p>0,382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1" office:value-type="float" office:value="7.66666666666667" calcext:value-type="float">
            <text:p>7,67</text:p>
          </table:table-cell>
          <table:table-cell table:style-name="Default" office:value-type="float" office:value="0.373933" calcext:value-type="float">
            <text:p>0,373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1" office:value-type="float" office:value="8.33333333333333" calcext:value-type="float">
            <text:p>8,33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1" office:value-type="float" office:value="8.33333333333333" calcext:value-type="float">
            <text:p>8,33</text:p>
          </table:table-cell>
          <table:table-cell table:style-name="Default" office:value-type="float" office:value="0.445449" calcext:value-type="float">
            <text:p>0,44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4958" calcext:value-type="float">
            <text:p>0,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1" office:value-type="float" office:value="6" calcext:value-type="float">
            <text:p>6,00</text:p>
          </table:table-cell>
          <table:table-cell table:style-name="Default" office:value-type="float" office:value="0.387059" calcext:value-type="float">
            <text:p>0,38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50378" calcext:value-type="float">
            <text:p>0,50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1" office:value-type="float" office:value="7.66666666666667" calcext:value-type="float">
            <text:p>7,67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1" office:value-type="float" office:value="1.66666666666667" calcext:value-type="float">
            <text:p>1,67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1" office:value-type="float" office:value="6.33333333333333" calcext:value-type="float">
            <text:p>6,3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1" office:value-type="float" office:value="7.66666666666667" calcext:value-type="float">
            <text:p>7,6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1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1" office:value-type="float" office:value="6.33333333333333" calcext:value-type="float">
            <text:p>6,33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1" office:value-type="float" office:value="2.33333333333333" calcext:value-type="float">
            <text:p>2,33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1" office:value-type="float" office:value="5" calcext:value-type="float">
            <text:p>5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1" office:value-type="float" office:value="4.66666666666667" calcext:value-type="float">
            <text:p>4,67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1" office:value-type="float" office:value="2.33333333333333" calcext:value-type="float">
            <text:p>2,33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1" office:value-type="float" office:value="2" calcext:value-type="float">
            <text:p>2,00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1" office:value-type="float" office:value="1.33333333333333" calcext:value-type="float">
            <text:p>1,33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1" office:value-type="float" office:value="3.66666666666667" calcext:value-type="float">
            <text:p>3,67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1" office:value-type="float" office:value="2.33333333333333" calcext:value-type="float">
            <text:p>2,33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1" office:value-type="float" office:value="2.33333333333333" calcext:value-type="float">
            <text:p>2,33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1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1" office:value-type="float" office:value="6" calcext:value-type="float">
            <text:p>6,0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1" office:value-type="float" office:value="6" calcext:value-type="float">
            <text:p>6,00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1" office:value-type="float" office:value="1.33333333333333" calcext:value-type="float">
            <text:p>1,33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1" office:value-type="float" office:value="1.33333333333333" calcext:value-type="float">
            <text:p>1,33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1" office:value-type="float" office:value="4.66666666666667" calcext:value-type="float">
            <text:p>4,67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1" office:value-type="float" office:value="3.66666666666667" calcext:value-type="float">
            <text:p>3,6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1" office:value-type="float" office:value="4.66666666666667" calcext:value-type="float">
            <text:p>4,67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1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1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1" office:value-type="float" office:value="3.66666666666667" calcext:value-type="float">
            <text:p>3,6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1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1" office:value-type="float" office:value="6" calcext:value-type="float">
            <text:p>6,0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1" office:value-type="float" office:value="5" calcext:value-type="float">
            <text:p>5,00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1" office:value-type="float" office:value="1.33333333333333" calcext:value-type="float">
            <text:p>1,33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1" office:value-type="float" office:value="5" calcext:value-type="float">
            <text:p>5,00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1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1" office:value-type="float" office:value="5.66666666666667" calcext:value-type="float">
            <text:p>5,67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1" office:value-type="float" office:value="1" calcext:value-type="float">
            <text:p>1,0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1" office:value-type="float" office:value="5" calcext:value-type="float">
            <text:p>5,00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1" office:value-type="float" office:value="3" calcext:value-type="float">
            <text:p>3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1" office:value-type="float" office:value="3" calcext:value-type="float">
            <text:p>3,00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1" office:value-type="float" office:value="2" calcext:value-type="float">
            <text:p>2,00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284616" calcext:value-type="float">
            <text:p>0,284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1" office:value-type="float" office:value="3.66666666666667" calcext:value-type="float">
            <text:p>3,67</text:p>
          </table:table-cell>
          <table:table-cell table:style-name="Default" office:value-type="float" office:value="0.349131" calcext:value-type="float">
            <text:p>0,349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324944" calcext:value-type="float">
            <text:p>0,324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1" office:value-type="float" office:value="4.66666666666667" calcext:value-type="float">
            <text:p>4,67</text:p>
          </table:table-cell>
          <table:table-cell table:style-name="Default" office:value-type="float" office:value="0.469875" calcext:value-type="float">
            <text:p>0,469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1" office:value-type="float" office:value="7.66666666666667" calcext:value-type="float">
            <text:p>7,67</text:p>
          </table:table-cell>
          <table:table-cell table:style-name="Default" office:value-type="float" office:value="0.447451" calcext:value-type="float">
            <text:p>0,447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1" office:value-type="float" office:value="6" calcext:value-type="float">
            <text:p>6,00</text:p>
          </table:table-cell>
          <table:table-cell table:style-name="Default" office:value-type="float" office:value="0.393974" calcext:value-type="float">
            <text:p>0,39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1" office:value-type="float" office:value="5" calcext:value-type="float">
            <text:p>5,00</text:p>
          </table:table-cell>
          <table:table-cell table:style-name="Default" office:value-type="float" office:value="0.395375" calcext:value-type="float">
            <text:p>0,395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1" office:value-type="float" office:value="2.66666666666667" calcext:value-type="float">
            <text:p>2,67</text:p>
          </table:table-cell>
          <table:table-cell table:style-name="Default" office:value-type="float" office:value="0.342789" calcext:value-type="float">
            <text:p>0,342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1" office:value-type="float" office:value="4" calcext:value-type="float">
            <text:p>4,00</text:p>
          </table:table-cell>
          <table:table-cell table:style-name="Default" office:value-type="float" office:value="0.488177" calcext:value-type="float">
            <text:p>0,488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__Fid=1_M10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279362" calcext:value-type="float">
            <text:p>0,279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1" office:value-type="float" office:value="2.33333333333333" calcext:value-type="float">
            <text:p>2,33</text:p>
          </table:table-cell>
          <table:table-cell table:style-name="Default" office:value-type="float" office:value="0.485398" calcext:value-type="float">
            <text:p>0,485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451963" calcext:value-type="float">
            <text:p>0,451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277777" calcext:value-type="float">
            <text:p>0,277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337334" calcext:value-type="float">
            <text:p>0,337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1" office:value-type="float" office:value="3.33333333333333" calcext:value-type="float">
            <text:p>3,33</text:p>
          </table:table-cell>
          <table:table-cell table:style-name="Default" office:value-type="float" office:value="0.152222" calcext:value-type="float">
            <text:p>0,15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1" office:value-type="float" office:value="5.33333333333333" calcext:value-type="float">
            <text:p>5,33</text:p>
          </table:table-cell>
          <table:table-cell table:style-name="Default" office:value-type="float" office:value="0.28079" calcext:value-type="float">
            <text:p>0,28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1" office:value-type="float" office:value="6.33333333333333" calcext:value-type="float">
            <text:p>6,33</text:p>
          </table:table-cell>
          <table:table-cell table:style-name="Default" office:value-type="float" office:value="0.420644" calcext:value-type="float">
            <text:p>0,420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1" office:value-type="float" office:value="4.33333333333333" calcext:value-type="float">
            <text:p>4,33</text:p>
          </table:table-cell>
          <table:table-cell table:style-name="Default" office:value-type="float" office:value="0.456144" calcext:value-type="float">
            <text:p>0,456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1" office:value-type="float" office:value="6.33333333333333" calcext:value-type="float">
            <text:p>6,33</text:p>
          </table:table-cell>
          <table:table-cell table:style-name="Default" office:value-type="float" office:value="0.359256" calcext:value-type="float">
            <text:p>0,359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1" office:value-type="float" office:value="1.33333333333333" calcext:value-type="float">
            <text:p>1,33</text:p>
          </table:table-cell>
          <table:table-cell table:style-name="Default" office:value-type="float" office:value="0.350647" calcext:value-type="float">
            <text:p>0,350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1" office:value-type="float" office:value="7" calcext:value-type="float">
            <text:p>7,00</text:p>
          </table:table-cell>
          <table:table-cell table:style-name="Default" office:value-type="float" office:value="0.320854" calcext:value-type="float">
            <text:p>0,32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343527" calcext:value-type="float">
            <text:p>0,343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1" office:value-type="float" office:value="8.66666666666667" calcext:value-type="float">
            <text:p>8,67</text:p>
          </table:table-cell>
          <table:table-cell table:style-name="Default" office:value-type="float" office:value="0.377298" calcext:value-type="float">
            <text:p>0,377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1" office:value-type="float" office:value="6.66666666666667" calcext:value-type="float">
            <text:p>6,67</text:p>
          </table:table-cell>
          <table:table-cell table:style-name="Default" office:value-type="float" office:value="0.251243" calcext:value-type="float">
            <text:p>0,251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1" office:value-type="float" office:value="8" calcext:value-type="float">
            <text:p>8,00</text:p>
          </table:table-cell>
          <table:table-cell table:style-name="Default" office:value-type="float" office:value="0.341668" calcext:value-type="float">
            <text:p>0,341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1" office:value-type="float" office:value="4.66666666666667" calcext:value-type="float">
            <text:p>4,67</text:p>
          </table:table-cell>
          <table:table-cell table:style-name="Default" office:value-type="float" office:value="0.336713" calcext:value-type="float">
            <text:p>0,336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389675" calcext:value-type="float">
            <text:p>0,389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410928" calcext:value-type="float">
            <text:p>0,410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377525" calcext:value-type="float">
            <text:p>0,377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__Fid=7_M10.nrrd</text:p>
          </table:table-cell>
          <table:table-cell table:style-name="ce1" office:value-type="float" office:value="7.33333333333333" calcext:value-type="float">
            <text:p>7,33</text:p>
          </table:table-cell>
          <table:table-cell table:style-name="Default" office:value-type="float" office:value="0.399804" calcext:value-type="float">
            <text:p>0,399804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a6"/>
    </style:style>
    <style:style style:name="Untitled2" style:family="table-cell" style:parent-style-name="Default">
      <style:table-cell-properties fo:background-color="#ffff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1:24:37.007470520</meta:creation-date>
    <dc:date>2023-12-01T16:48:06.455533908</dc:date>
    <meta:editing-duration>PT5H23M29S</meta:editing-duration>
    <meta:editing-cycles>2</meta:editing-cycles>
    <meta:generator>LibreOffice/7.5.0.3$MacOSX_X86_64 LibreOffice_project/c21113d003cd3efa8c53188764377a8272d9d6de</meta:generator>
    <meta:document-statistic meta:table-count="1" meta:cell-count="455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35cm" svg:height="9.189cm" xlink:href=".." xlink:type="simple" chart:class="chart:scatter" chart:style-name="ch1">
        <chart:legend chart:legend-position="end" svg:x="10.011cm" svg:y="4.295cm" style:legend-expansion="high" chart:style-name="ch2"/>
        <chart:plot-area chart:style-name="ch3" table:cell-range-address="Sheet1.B1:Sheet1.C151" chart:data-source-has-labels="row" svg:x="0.23cm" svg:y="0.183cm" svg:width="9.551cm" svg:height="8.823cm">
          <chart:coordinate-region svg:x="0.947cm" svg:y="0.382cm" svg:width="8.413cm" svg:height="7.9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51" chart:label-cell-address="Sheet1.C1:Sheet1.C1" chart:class="chart:scatter">
            <chart:domain table:cell-range-address="Sheet1.B2:Sheet1.B151"/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C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2:Sheet1.B151</svg:desc>
                </draw:g>
              </table:table-cell>
              <table:table-cell office:value-type="float" office:value="0.248038">
                <text:p>0.248038</text:p>
                <draw:g>
                  <svg:desc>Sheet1.C2:Sheet1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20569">
                <text:p>0.320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411886">
                <text:p>0.411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2748">
                <text:p>0.382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73933">
                <text:p>0.373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295001">
                <text:p>0.29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45449">
                <text:p>0.445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958">
                <text:p>0.4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433867">
                <text:p>0.433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387059">
                <text:p>0.387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50378">
                <text:p>0.50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472654">
                <text:p>0.472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89513">
                <text:p>0.289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80273">
                <text:p>0.480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31433">
                <text:p>0.331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358102">
                <text:p>0.358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385942">
                <text:p>0.385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27357">
                <text:p>0.327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9977">
                <text:p>0.339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366476">
                <text:p>0.366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54293">
                <text:p>0.354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339719">
                <text:p>0.33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544725">
                <text:p>0.544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401302">
                <text:p>0.401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51837">
                <text:p>0.251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311583">
                <text:p>0.311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506018">
                <text:p>0.506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349976">
                <text:p>0.349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468971">
                <text:p>0.468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.39769">
                <text:p>0.39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2598">
                <text:p>0.332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304809">
                <text:p>0.304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.45184">
                <text:p>0.45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416871">
                <text:p>0.416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41231">
                <text:p>0.41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91439">
                <text:p>0.491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36462">
                <text:p>0.4364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370352">
                <text:p>0.370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345166">
                <text:p>0.345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48137">
                <text:p>0.448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52004">
                <text:p>0.52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591024">
                <text:p>0.591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560064">
                <text:p>0.560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83134">
                <text:p>0.483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867">
                <text:p>0.4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9638">
                <text:p>0.479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48887">
                <text:p>0.448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195">
                <text:p>0.4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.49487">
                <text:p>0.494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333422">
                <text:p>0.333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.351983">
                <text:p>0.3519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.502122">
                <text:p>0.502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0.452105">
                <text:p>0.452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163047">
                <text:p>0.1630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272239">
                <text:p>0.272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9233">
                <text:p>0.339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342729">
                <text:p>0.342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5626">
                <text:p>0.295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338434">
                <text:p>0.3384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0.449735">
                <text:p>0.449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237963">
                <text:p>0.237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334072">
                <text:p>0.334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0.360063">
                <text:p>0.360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0.406211">
                <text:p>0.406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15923">
                <text:p>0.315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0386">
                <text:p>0.330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68647">
                <text:p>0.3686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83011">
                <text:p>0.483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54539">
                <text:p>0.354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23633">
                <text:p>0.323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7143">
                <text:p>0.47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40366">
                <text:p>0.3403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270698">
                <text:p>0.270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41001">
                <text:p>0.341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73288">
                <text:p>0.373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15555">
                <text:p>0.315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75141">
                <text:p>0.275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98519">
                <text:p>0.298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29129">
                <text:p>0.29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487773">
                <text:p>0.487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492413">
                <text:p>0.492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303671">
                <text:p>0.303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0.470502">
                <text:p>0.470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71684">
                <text:p>0.271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2228">
                <text:p>0.262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548879">
                <text:p>0.548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284554">
                <text:p>0.284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391942">
                <text:p>0.391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42295">
                <text:p>0.42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424496">
                <text:p>0.4244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0.646745">
                <text:p>0.6467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0539">
                <text:p>0.280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28717">
                <text:p>0.287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340483">
                <text:p>0.340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40879">
                <text:p>0.5408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338923">
                <text:p>0.3389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.379558">
                <text:p>0.379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25044">
                <text:p>0.4250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379939">
                <text:p>0.3799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.460995">
                <text:p>0.460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0.318054">
                <text:p>0.3180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54788">
                <text:p>0.3547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284616">
                <text:p>0.284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9131">
                <text:p>0.349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4944">
                <text:p>0.324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69875">
                <text:p>0.469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447451">
                <text:p>0.4474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0.393974">
                <text:p>0.393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0.395375">
                <text:p>0.395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2789">
                <text:p>0.342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488177">
                <text:p>0.488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79362">
                <text:p>0.2793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85398">
                <text:p>0.4853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51963">
                <text:p>0.4519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277777">
                <text:p>0.2777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337334">
                <text:p>0.3373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28079">
                <text:p>0.28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20644">
                <text:p>0.420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56144">
                <text:p>0.456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59256">
                <text:p>0.359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50647">
                <text:p>0.3506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320854">
                <text:p>0.3208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343527">
                <text:p>0.343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377298">
                <text:p>0.3772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51243">
                <text:p>0.251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0.341668">
                <text:p>0.341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36713">
                <text:p>0.336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89675">
                <text:p>0.389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928">
                <text:p>0.41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77525">
                <text:p>0.377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99804">
                <text:p>0.399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